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Helvetica" svg:font-family="Helvetica" style:font-family-generic="roman" style:font-pitch="variable"/>
    <style:font-face style:name="Helvetica Neue" svg:font-family="'Helvetica Neu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elvetica Neue1" svg:font-family="'Helvetica Neue'"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Default">
      <style:paragraph-properties fo:margin-left="0cm" fo:margin-right="0cm" fo:text-align="start" style:justify-single-word="false" fo:text-indent="0cm" style:auto-text-indent="false" style:writing-mode="lr-tb"/>
      <style:text-properties style:font-name="Helvetica Neue" fo:language="en" fo:country="US" officeooo:paragraph-rsid="0009defa"/>
    </style:style>
    <style:style style:name="P2" style:family="paragraph" style:parent-style-name="Default">
      <style:paragraph-properties fo:margin-left="0cm" fo:margin-right="0cm" fo:text-align="start" style:justify-single-word="false" fo:text-indent="0cm" style:auto-text-indent="false" style:writing-mode="lr-tb"/>
      <style:text-properties style:font-name="Helvetica Neue" officeooo:paragraph-rsid="0009defa" style:font-name-asian="Helvetica Neue1" style:font-name-complex="Helvetica Neue1"/>
    </style:style>
    <style:style style:name="P3" style:family="paragraph" style:parent-style-name="Default">
      <style:paragraph-properties fo:margin-left="0cm" fo:margin-right="0cm" fo:text-align="start" style:justify-single-word="false" fo:text-indent="0cm" style:auto-text-indent="false" style:writing-mode="lr-tb"/>
      <style:text-properties officeooo:paragraph-rsid="0009defa"/>
    </style:style>
    <style:style style:name="T1" style:family="text">
      <style:text-properties style:font-name="Helvetica Neue" fo:language="en" fo:country="US"/>
    </style:style>
    <style:style style:name="T2" style:family="text">
      <style:text-properties style:font-name="Helvetica Neue" fo:language="it" fo:country="I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potential for differences in antiretroviral treatment (ART) outcomes among the highly divergent HIV-1 subtypes is a persistent concern in global efforts to expand access to ART. <text:s/>ART outcomes have been evaluated predominantly for subtype B infections, which are concentrated in the Western world and account for roughly 10% of the global HIV-1 prevalence. <text:s/>However, regions with the highest prevalence of HIV-1 tend to be predominated by other HIV-1 subtypes with empirically established differences in pathogenesis and mutational pathways to drug resistance.</text:p>
      <text:p text:style-name="P2"/>
      <text:p text:style-name="P3"><text:span text:style-name="T1">Our manuscript reports the largest analysis of first-line treatment failures to date</text:span><text:span text:style-name="T2"> in Uganda</text:span><text:span text:style-name="T1">, where HIV-1 subtypes A and D predominate, combining records from multiple cohort studies and clinical population databases associated with the Joint Clinical Research Centre. <text:s/>Based on reported rates of first-line treatment failures in sub-Saharan Africa, this database is comparable to a prospective study of about 34,000 individuals starting combination therapy. <text:s/>Despite a resulting power to detect even modest variation in ART failure rates among non-B subtypes, we do not find evidence of significant differences in treatment outcomes among the major HIV-1 subtypes in Uganda. <text:s/>However, we discovered a novel association between ART outcomes and inter-subtype recombinants, which account for nearly 20% of global prevalence, with increasing genetic exchange between divergent subtypes associated with a reduced odds of treatment failure. </text:span></text:p>
      <text:p text:style-name="P2"/>
      <text:p text:style-name="P1">Our findings support the emerging consensus that clinical differences among the HIV-1 subtypes are suppressed on starting therapy, and further imply that the effectiveness of first-line treatment in Uganda may in fact be stimulated by the relatively high prevalence of inter-subtype recombination. </text:p>
      <text:p text:style-name="P2"/>
      <text:p text:style-name="P1">Thank you for your time.</text:p>
      <text:p text:style-name="P1">Sincerely,</text:p>
      <text:p text:style-name="P1">Art Poon PhD</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On behalf of my co-authors, I am submitting for your consideration our manuscript entitled “Quantitation of the latent HIV-1 reservoir from the sequence diversity in viral outgrowth assays”. </text:p>
      <text:p text:style-name="P1"/>
      <text:p text:style-name="P1">The ability of modern combination antiretroviral therapy to eliminate HIV in the bloodstream is a critical victory in the battle against the global pandemic. However, it remains nearly impossible to cure an HIV infection because the virus quickly integrates its genome into a latent reservoir of transcriptionally silent cells. Quantifying a patient’s latent viral reservoir (LVR) is currently a key objective in the development of effective HIV cure strategies. Viral outgrowth assays are the standard laboratory method for measuring the LVR, based on a limiting dilution series of a patient sample in replicate cultures to estimate the number of latently infected cells. Carrying out this assay can require weeks of maintaining cell cultures until virus emerging from the LVR reaches a detectable level. This can make it difficult to scale up LVR assays to large numbers of patient samples. </text:p>
      <text:p text:style-name="P1"><text:soft-page-break/></text:p>
      <text:p text:style-name="P1">In this study, we develop a new Bayesian method to quantify the size of the LVR from next-generation sequence data derived from viral outgrowth assays. The sequence variability of viruses in the LVR provides an intrinsic dilution series that we can exploit to significantly reduce the number of replicate cultures required to quantify this population. We use simulation experiments to demonstrate that our method confers significantly greater accuracy compared to current methods with an increasing frequency of latent infection and a decreasing number of replicates. Next, we validate these methods on new HIV-1 sequence data collected from the LVR samples of two individuals from a study cohort in Uganda with treatment-suppressed viral loads. Finally, we note that our method can be extended to other applications based on limiting dilution assays, including the quantitation of nucleic acids, cellular subsets, and other viruses. </text:p>
      <text:p text:style-name="P1"/>
      <text:p text:style-name="P1">Our manuscript is not submitted or accepted for publication at any other journal. I confirm that all authors have contributed to, seen and approved the final submitted version of this manuscript. Thank you for considering our manuscript for your jour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Helvetica" svg:font-family="Helvetica" style:font-family-generic="roman" style:font-pitch="variable"/>
    <style:font-face style:name="Helvetica Neue" svg:font-family="'Helvetica Neu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elvetica Neue1" svg:font-family="'Helvetica Neue'"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 style:family="paragraph" style:default-outline-level="">
      <loext:graphic-properties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Helvetica" fo:font-family="Helvetica" style:font-family-generic="roman" style:font-pitch="variable" fo:font-size="11pt" fo:letter-spacing="normal" fo:language="en" fo:country="US" fo:font-style="normal" style:text-underline-style="none" fo:font-weight="normal" style:letter-kerning="false"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0T12:06:46.362187722</meta:creation-date>
    <dc:date>2019-01-10T15:37:57.419885913</dc:date>
    <meta:editing-duration>PT3H21M11S</meta:editing-duration>
    <meta:editing-cycles>1</meta:editing-cycles>
    <meta:generator>LibreOffice/6.0.7.3$Linux_X86_64 LibreOffice_project/00m0$Build-3</meta:generator>
    <meta:document-statistic meta:table-count="0" meta:image-count="0" meta:object-count="0" meta:page-count="2" meta:paragraph-count="10" meta:word-count="614" meta:character-count="4118" meta:non-whitespace-character-count="3504"/>
  </office:meta>
</office:document-meta>
</file>